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27225" officeooo:paragraph-rsid="00127225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fo:font-weight="normal" officeooo:rsid="00127225" officeooo:paragraph-rsid="0012722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7225" officeooo:paragraph-rsid="0012722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7225" officeooo:paragraph-rsid="00127225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style:text-underline-style="none" fo:font-weight="normal" officeooo:rsid="00127225" officeooo:paragraph-rsid="00127225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bols</text:p>
      <text:p text:style-name="P1"/>
      <text:list text:style-name="L1">
        <text:list-item>
          <text:p text:style-name="P2">A primitive data type</text:p>
        </text:list-item>
        <text:list-item>
          <text:p text:style-name="P2">An immutable identifier used a property key in objects</text:p>
        </text:list-item>
        <text:list-item>
          <text:p text:style-name="P2">Each symbol is unique</text:p>
        </text:list-item>
        <text:list-item>
          <text:p text:style-name="P2">A bit like UUIDs/GUIDs</text:p>
        </text:list-item>
      </text:list>
      <text:p text:style-name="P3"/>
      <text:p text:style-name="P3">Symbols are used when it is needed to add properties to objects without the risk of property name conflicts. </text:p>
      <text:p text:style-name="P4"/>
      <text:p text:style-name="P4">Remember</text:p>
      <text:list text:style-name="L2">
        <text:list-item>
          <text:p text:style-name="P5">Symbols are not 100% private</text:p>
        </text:list-item>
        <text:list-item>
          <text:p text:style-name="P5">Misuse or overuse of symbols can lead to confusion or complexity in code mainten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2:41:51.259000000</meta:creation-date>
    <dc:date>2025-01-31T12:49:39.206000000</dc:date>
    <meta:editing-duration>PT7M49S</meta:editing-duration>
    <meta:editing-cycles>1</meta:editing-cycles>
    <meta:document-statistic meta:table-count="0" meta:image-count="0" meta:object-count="0" meta:page-count="1" meta:paragraph-count="9" meta:word-count="67" meta:character-count="360" meta:non-whitespace-character-count="307"/>
    <meta:generator>LibreOffice/24.8.4.2$Windows_X86_64 LibreOffice_project/bb3cfa12c7b1bf994ecc5649a80400d06cd71002</meta:generator>
  </office:meta>
</office:document-meta>
</file>